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officeooo:rsid="0002026f" officeooo:paragraph-rsid="0002026f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2026f" officeooo:paragraph-rsid="0002026f"/>
    </style:style>
    <style:style style:name="P3" style:family="paragraph" style:parent-style-name="Standard">
      <style:text-properties officeooo:paragraph-rsid="0002026f"/>
    </style:style>
    <style:style style:name="P4" style:family="paragraph" style:parent-style-name="Standard">
      <style:text-properties officeooo:rsid="0002026f" officeooo:paragraph-rsid="0002026f" fo:background-color="#dd4814"/>
    </style:style>
    <style:style style:name="P5" style:family="paragraph" style:parent-style-name="Standard">
      <style:text-properties officeooo:paragraph-rsid="0002d089"/>
    </style:style>
    <style:style style:name="P6" style:family="paragraph" style:parent-style-name="Standard">
      <style:text-properties officeooo:paragraph-rsid="0040de60"/>
    </style:style>
    <style:style style:name="P7" style:family="paragraph" style:parent-style-name="Standard">
      <style:text-properties officeooo:rsid="0004bb84" officeooo:paragraph-rsid="0004bb84"/>
    </style:style>
    <style:style style:name="P8" style:family="paragraph" style:parent-style-name="Standard">
      <style:text-properties officeooo:paragraph-rsid="0004bb84"/>
    </style:style>
    <style:style style:name="P9" style:family="paragraph" style:parent-style-name="Standard">
      <style:text-properties officeooo:paragraph-rsid="0005796a"/>
    </style:style>
    <style:style style:name="P10" style:family="paragraph" style:parent-style-name="Standard">
      <style:text-properties officeooo:rsid="0005796a" officeooo:paragraph-rsid="0005796a"/>
    </style:style>
    <style:style style:name="P11" style:family="paragraph" style:parent-style-name="Standard">
      <style:text-properties officeooo:rsid="0005796a" officeooo:paragraph-rsid="005eb131"/>
    </style:style>
    <style:style style:name="P12" style:family="paragraph" style:parent-style-name="Standard">
      <style:text-properties officeooo:paragraph-rsid="005eb131"/>
    </style:style>
    <style:style style:name="P13" style:family="paragraph" style:parent-style-name="Standard">
      <style:text-properties officeooo:rsid="0005796a"/>
    </style:style>
    <style:style style:name="P14" style:family="paragraph" style:parent-style-name="Standard">
      <style:text-properties officeooo:paragraph-rsid="000b1896"/>
    </style:style>
    <style:style style:name="P15" style:family="paragraph" style:parent-style-name="Standard">
      <style:text-properties officeooo:rsid="0005796a" officeooo:paragraph-rsid="000b1896"/>
    </style:style>
    <style:style style:name="P16" style:family="paragraph" style:parent-style-name="Standard">
      <style:text-properties officeooo:rsid="0005796a" officeooo:paragraph-rsid="000cc172"/>
    </style:style>
    <style:style style:name="P17" style:family="paragraph" style:parent-style-name="Standard">
      <style:text-properties fo:font-size="14pt" fo:font-weight="bold" officeooo:rsid="001428ad" officeooo:paragraph-rsid="001428a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428ad" officeooo:paragraph-rsid="001428ad"/>
    </style:style>
    <style:style style:name="P19" style:family="paragraph" style:parent-style-name="Standard">
      <style:text-properties officeooo:rsid="0005796a" officeooo:paragraph-rsid="001428ad"/>
    </style:style>
    <style:style style:name="P20" style:family="paragraph" style:parent-style-name="Standard">
      <style:text-properties officeooo:paragraph-rsid="001428ad"/>
    </style:style>
    <style:style style:name="P21" style:family="paragraph" style:parent-style-name="Standard">
      <style:text-properties officeooo:rsid="001428ad" officeooo:paragraph-rsid="002deab8"/>
    </style:style>
    <style:style style:name="P22" style:family="paragraph" style:parent-style-name="Standard">
      <style:text-properties officeooo:rsid="0005796a" officeooo:paragraph-rsid="00148a27"/>
    </style:style>
    <style:style style:name="P23" style:family="paragraph" style:parent-style-name="Standard">
      <style:text-properties officeooo:rsid="001428ad"/>
    </style:style>
    <style:style style:name="P24" style:family="paragraph" style:parent-style-name="Standard">
      <style:text-properties officeooo:paragraph-rsid="00148a27"/>
    </style:style>
    <style:style style:name="P25" style:family="paragraph" style:parent-style-name="Standard">
      <style:text-properties officeooo:rsid="001428ad" officeooo:paragraph-rsid="001bc19d"/>
    </style:style>
    <style:style style:name="P26" style:family="paragraph" style:parent-style-name="Standard">
      <style:text-properties fo:font-size="14pt" fo:font-weight="bold" officeooo:rsid="0020ef40" officeooo:paragraph-rsid="0020ef40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rsid="0020ef40" officeooo:paragraph-rsid="0020ef40"/>
    </style:style>
    <style:style style:name="P28" style:family="paragraph" style:parent-style-name="Standard">
      <style:text-properties officeooo:rsid="0020ef40" officeooo:paragraph-rsid="0036bb68"/>
    </style:style>
    <style:style style:name="P29" style:family="paragraph" style:parent-style-name="Standard">
      <style:text-properties officeooo:rsid="0020ef40"/>
    </style:style>
    <style:style style:name="P30" style:family="paragraph" style:parent-style-name="Standard">
      <style:text-properties officeooo:rsid="0020ef40" officeooo:paragraph-rsid="003b91b1"/>
    </style:style>
    <style:style style:name="P31" style:family="paragraph" style:parent-style-name="Standard">
      <style:text-properties fo:font-size="14pt" fo:font-weight="bold" officeooo:rsid="002f6551" officeooo:paragraph-rsid="002f6551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rsid="002f6551" officeooo:paragraph-rsid="002f6551"/>
    </style:style>
    <style:style style:name="P33" style:family="paragraph" style:parent-style-name="Standard">
      <style:text-properties officeooo:paragraph-rsid="0020ef40"/>
    </style:style>
    <style:style style:name="P34" style:family="paragraph" style:parent-style-name="Standard">
      <style:text-properties officeooo:rsid="001428ad" officeooo:paragraph-rsid="00317f24"/>
    </style:style>
    <style:style style:name="P35" style:family="paragraph" style:parent-style-name="Standard">
      <style:text-properties officeooo:rsid="005dd1a4" officeooo:paragraph-rsid="005dd1a4"/>
    </style:style>
    <style:style style:name="P36" style:family="paragraph" style:parent-style-name="Standard">
      <style:text-properties fo:font-size="14pt" fo:font-weight="bold" officeooo:rsid="005dd1a4" officeooo:paragraph-rsid="005dd1a4" style:font-size-asian="14pt" style:font-weight-asian="bold" style:font-size-complex="14pt" style:font-weight-complex="bold"/>
    </style:style>
    <style:style style:name="T1" style:family="text">
      <style:text-properties officeooo:rsid="0002026f"/>
    </style:style>
    <style:style style:name="T2" style:family="text">
      <style:text-properties officeooo:rsid="0004bb84"/>
    </style:style>
    <style:style style:name="T3" style:family="text">
      <style:text-properties fo:font-size="14pt" fo:font-weight="bold" officeooo:rsid="0005796a" style:font-size-asian="14pt" style:font-weight-asian="bold" style:font-size-complex="14pt" style:font-weight-complex="bold"/>
    </style:style>
    <style:style style:name="T4" style:family="text">
      <style:text-properties officeooo:rsid="0005796a"/>
    </style:style>
    <style:style style:name="T5" style:family="text">
      <style:text-properties officeooo:rsid="001428ad"/>
    </style:style>
    <style:style style:name="T6" style:family="text">
      <style:text-properties officeooo:rsid="002f65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5. Exercises </text:p>
      <text:p text:style-name="P2"/>
      <text:p text:style-name="P2"/>
      <text:p text:style-name="P2">2.5.1. Connecting and disconnecting </text:p>
      <text:p text:style-name="P2">• Determine whether you are working in text or in graphical mode. </text:p>
      <text:p text:style-name="P2">I am working in text/graphical mode. (cross out what's not applicable) </text:p>
      <text:p text:style-name="P2">• Log in with the user name and password you made for yourself during the installation. </text:p>
      <text:p text:style-name="P2">• Log out. </text:p>
      <text:p text:style-name="P2">• Log in again, using a non−existent user name <text:s/></text:p>
      <text:p text:style-name="P2">−&gt; What happens? </text:p>
      <text:p text:style-name="P2"/>
      <text:p text:style-name="P2">2.5.2. Passwords </text:p>
      <text:p text:style-name="P2">Log in again with your user name and password. </text:p>
      <text:p text:style-name="P2">• Change your password into P6p3.aa! and hit the Enter key. </text:p>
      <text:p text:style-name="P3"><text:span text:style-name="T1">−&gt; What happens? <text:tab/></text:span></text:p>
      <text:p text:style-name="P2">• Try again, this time enter a password that is ridiculously easy, like 123 or aaa. </text:p>
      <text:p text:style-name="P3"><text:span text:style-name="T1">−&gt; What happens?</text:span></text:p>
      <text:p text:style-name="P2">• Try again, this time don't enter a password but just hit the Enter key. </text:p>
      <text:p text:style-name="P3"><text:span text:style-name="T1">−&gt; What happens? </text:span></text:p>
      <text:p text:style-name="P2">• Try the command psswd instead of passwd <text:tab/></text:p>
      <text:p text:style-name="P3"><text:span text:style-name="T1">−&gt; What happens? </text:span></text:p>
      <text:p text:style-name="P4"/>
      <text:p text:style-name="P4"/>
      <text:p text:style-name="P2">New password </text:p>
      <text:p text:style-name="P2">Unless you change your password back again to what it was before this exercise, it will be "P6p3.aa!". </text:p>
      <text:p text:style-name="P2">Change your password after this exercise! </text:p>
      <text:p text:style-name="P2">Note that some systems might not allow to recycle passwords, i.e. restore the original one within a </text:p>
      <text:p text:style-name="P2">certain amount of time or a certain amount of password changes, or both. </text:p>
      <text:p text:style-name="P2"/>
      <text:p text:style-name="P2">2.5.3. Directories </text:p>
      <text:p text:style-name="P2">These are some exercises to help you get the feel. </text:p>
      <text:p text:style-name="P2">• Enter the command cd blah <text:tab/></text:p>
      <text:p text:style-name="P2">−&gt; What happens? <text:tab/></text:p>
      <text:p text:style-name="P2">• Enter the command cd .. <text:tab/><text:tab/></text:p>
      <text:p text:style-name="P2">Mind the space between "cd" and ".."! Use the pwd command. <text:tab/></text:p>
      <text:p text:style-name="P2">−&gt; What happens? </text:p>
      <text:p text:style-name="P2">• List the directory contents with the ls command. <text:tab/><text:tab/></text:p>
      <text:p text:style-name="P2">−&gt; What do you see? </text:p>
      <text:p text:style-name="P2">−&gt; What do you think these are?</text:p>
      <text:p text:style-name="P3">−&gt; Check using the pwd command. </text:p>
      <text:p text:style-name="P2">• Enter the cd command. <text:tab/><text:tab/><text:tab/></text:p>
      <text:p text:style-name="P5"><text:span text:style-name="T1">−&gt; What happens? <text:tab/></text:span></text:p>
      <text:p text:style-name="P2">• Repeat step 2 two times. <text:tab/><text:tab/></text:p>
      <text:p text:style-name="P3"><text:span text:style-name="T1">−&gt; What happens? </text:span></text:p>
      <text:p text:style-name="P2">• Display the content of this directory. </text:p>
      <text:p text:style-name="P2">• Try the command cd root <text:tab/><text:tab/></text:p>
      <text:p text:style-name="P6"><text:span text:style-name="T1">−&gt; What happens? </text:span></text:p>
      <text:p text:style-name="P2">−&gt; To which directories do you have access? </text:p>
      <text:p text:style-name="P3">• Repeat step 4. </text:p>
      <text:p text:style-name="P3"><text:soft-page-break/>Do you know another possibility to get where you are now?</text:p>
      <text:p text:style-name="P3"/>
      <text:p text:style-name="P3">2.5.4. Files </text:p>
      <text:p text:style-name="P7">• Change directory to / and then to etc. Type ls; if the output is longer than your screen, make the </text:p>
      <text:p text:style-name="P7">window longer, or try Shift+PageUp and Shift+PageDown. <text:tab/></text:p>
      <text:p text:style-name="P7">The file inittab contains the answer to the first question in this list. Try the file command on it. </text:p>
      <text:p text:style-name="P7">−&gt; The file type of my inittab is .....</text:p>
      <text:p text:style-name="P7">• Use the command cat inittab and read the file. <text:tab/><text:tab/></text:p>
      <text:p text:style-name="P8">−&gt; What is the default mode of your computer? </text:p>
      <text:p text:style-name="P7">• Return to your home directory using the cd command. <text:tab/></text:p>
      <text:p text:style-name="P7">• Enter the command file . </text:p>
      <text:p text:style-name="P7">−&gt; Does this help to find the meaning of "."? </text:p>
      <text:p text:style-name="P7">• Can you look at "." using the cat command? </text:p>
      <text:p text:style-name="P7">• Display help for the cat program, using the −−help option. Use the option for numbering of output </text:p>
      <text:p text:style-name="P7">lines to count how many users are listed in the file /etc/passwd. </text:p>
      <text:p text:style-name="P8">2.5.5. Getting help </text:p>
      <text:p text:style-name="P7">• Read man intro <text:tab/></text:p>
      <text:p text:style-name="P7">• Read man ls <text:tab/><text:tab/></text:p>
      <text:p text:style-name="P7">• Read info passwd <text:tab/></text:p>
      <text:p text:style-name="P7">• Enter the apropos pwd command. <text:tab/><text:tab/></text:p>
      <text:p text:style-name="P7">• Try man or info on cd. <text:tab/><text:tab/></text:p>
      <text:p text:style-name="P8">−&gt; How would you find out more about cd? </text:p>
      <text:p text:style-name="P9"><text:span text:style-name="T2">• Read ls −−help and try it out.<text:tab/><text:tab/><text:line-break/><text:line-break/><text:line-break/></text:span><text:span text:style-name="T3">3.6. Exercises </text:span></text:p>
      <text:p text:style-name="P10">Just login with your common user ID. </text:p>
      <text:p text:style-name="P10">3.6.1. Partitions </text:p>
      <text:p text:style-name="P9"><text:span text:style-name="T4">• On which partition is your home directory? <text:s/></text:span></text:p>
      <text:p text:style-name="P10">• How many partitions are on your system? </text:p>
      <text:p text:style-name="P10">• What is the total size of your Linux installation? </text:p>
      <text:p text:style-name="P10">3.6.2. Paths </text:p>
      <text:p text:style-name="P10">• Display your search path. </text:p>
      <text:p text:style-name="P10">• Export a senseless path by entering, for instance, export PATH=blah and try listing directory </text:p>
      <text:p text:style-name="P10">content. </text:p>
      <text:p text:style-name="P11">• What is the path to your home directory? <text:s/></text:p>
      <text:p text:style-name="P11">How would another user reach your home directory starting from his own home directory, using a relative path? <text:tab/></text:p>
      <text:p text:style-name="P10">• Go to the tmp directory in /var. <text:s/></text:p>
      <text:p text:style-name="P11">• Now go to share in /usr using only one command. Change to doc. What is your present working </text:p>
      <text:p text:style-name="P12"><text:span text:style-name="T4">directory? <text:tab/></text:span></text:p>
      <text:p text:style-name="P10">3.6.3. Tour of the system </text:p>
      <text:p text:style-name="P13">• Change to the /proc directory. <text:tab/></text:p>
      <text:p text:style-name="P13">• What CPU(s) the system is running on? <text:tab/></text:p>
      <text:p text:style-name="P13">• How much RAM does it currently use? <text:tab/></text:p>
      <text:p text:style-name="P13">• How much swap space do you have? <text:tab/></text:p>
      <text:p text:style-name="P13">• What drivers are loaded? <text:tab/></text:p>
      <text:p text:style-name="P13">• How many hours has the system been running? <text:s text:c="2"/></text:p>
      <text:p text:style-name="P13">• Which filesystems are known by your system? </text:p>
      <text:p text:style-name="P10"><text:soft-page-break/>• Change to /etc/rc.d | /etc/init.d | /etc/runlevels and choose the directory </text:p>
      <text:p text:style-name="P10">appropriate for your run level. </text:p>
      <text:p text:style-name="P10">• What services should be running in this level? <text:s/></text:p>
      <text:p text:style-name="P9">• Which services run in graphical mode that don't run in text mode? <text:s text:c="6"/>???</text:p>
      <text:p text:style-name="P10">• Change to /etc <text:tab/></text:p>
      <text:p text:style-name="P10">• How long does the system keep the log file in which user logins are monitored? </text:p>
      <text:p text:style-name="P10"/>
      <text:p text:style-name="P10"/>
      <text:p text:style-name="P10">• Which release are you running? <text:tab/></text:p>
      <text:p text:style-name="P10">• Are there any issues or messages of the day? </text:p>
      <text:p text:style-name="P10">• How many users are defined on your system? Don't count them, let the computer do it for you! </text:p>
      <text:p text:style-name="P10">• How many groups? <text:tab/> <text:s text:c="5"/></text:p>
      <text:p text:style-name="P10">• Where is the time zone information kept? Debian: </text:p>
      <text:p text:style-name="P10">red hat: </text:p>
      <text:p text:style-name="P10">• Are the HOWTOs installed on your system? <text:tab/><text:tab/></text:p>
      <text:p text:style-name="P9"><text:span text:style-name="T4">• Change to /usr/share/doc. </text:span></text:p>
      <text:p text:style-name="P9">• Name three programs that come with the GNU coreutils package. </text:p>
      <text:p text:style-name="P10">• Which version of bash is installed on this system? <text:tab/></text:p>
      <text:p text:style-name="P10">3.6.4. Manipulating files </text:p>
      <text:p text:style-name="P10">• Create a new directory in your home directory. </text:p>
      <text:p text:style-name="P14">• Can you move this directory to the same level as your home directory? </text:p>
      <text:p text:style-name="P15">• Copy all XPM files from /usr/share/pixmaps to the new directory. </text:p>
      <text:p text:style-name="P15">What does XPM mean? </text:p>
      <text:p text:style-name="P10">• List the files in reverse alphabetical order.</text:p>
      <text:p text:style-name="P14">• Change to your home directory. </text:p>
      <text:p text:style-name="P16"><text:s/>Create a new directory and copy all the files of the /etc directory </text:p>
      <text:p text:style-name="P10">into it. Make sure that you also copy the files and directories which are in the subdirectories of /etc! </text:p>
      <text:p text:style-name="P10">(recursive copy) </text:p>
      <text:p text:style-name="P14">• Change into the new directory and make a directory for files starting with an upper case character and </text:p>
      <text:p text:style-name="P14">one for files starting with a lower case character. Move all the files to the appropriate directories. Use </text:p>
      <text:p text:style-name="P14">as few commands as possible. </text:p>
      <text:p text:style-name="P10">• Remove the remaining files. </text:p>
      <text:p text:style-name="P10">• Delete the directory and its entire content using a single command. </text:p>
      <text:p text:style-name="P10">• Use grep to find out which script starts the Font Server in the graphical run level. </text:p>
      <text:p text:style-name="P10">• Where is the sendmail server program? </text:p>
      <text:p text:style-name="P10">• Make a symbolic link in your home directory to /var/tmp. Check that it really works. </text:p>
      <text:p text:style-name="P10">• Make another symbolic link in your home directory to this link. Check that it works. Remove the first </text:p>
      <text:p text:style-name="P10">link and list directory content. What happened to the second link? </text:p>
      <text:p text:style-name="P10">3.6.5. File permissions </text:p>
      <text:p text:style-name="P10">• Can you change file permissions on /home? <text:s/></text:p>
      <text:p text:style-name="P10">• What is your standard file creation mode? </text:p>
      <text:p text:style-name="P10">• Change ownership of /etc to your own user and group. <text:tab/></text:p>
      <text:p text:style-name="P10">• Change file permissions of ~/.bashrc so that only you and your primary group can read it. </text:p>
      <text:p text:style-name="P10">• Issue the command locate root. Do you notice anything special? </text:p>
      <text:p text:style-name="P9">• Make a symbolic link to /root. Can it be used? </text:p>
      <text:p text:style-name="P10"/>
      <text:p text:style-name="P10"/>
      <text:p text:style-name="P10"/>
      <text:p text:style-name="P10"/>
      <text:p text:style-name="P17"><text:soft-page-break/>4.6. Exercises </text:p>
      <text:p text:style-name="P18">These are some exercises that will help you get the feel for processes running on your system. </text:p>
      <text:p text:style-name="P18">4.6.1. General </text:p>
      <text:p text:style-name="P18">• Run top in one terminal while you do the exercises in another.</text:p>
      <text:p text:style-name="P18">• Run the ps command. </text:p>
      <text:p text:style-name="P19"><text:span text:style-name="T5">• Read the man pages to find out how to display all your processes. </text:span></text:p>
      <text:p text:style-name="P20">• Run the command find /. What effect does it have on system load? <text:s/></text:p>
      <text:p text:style-name="P21">Stop this command. </text:p>
      <text:p text:style-name="P22"><text:span text:style-name="T5">• In graphical mode, start the xclock program in the foreground. Then let it run in the background. </text:span></text:p>
      <text:p text:style-name="P22"><text:span text:style-name="T5"><text:s/>Stop the program using the kill command. </text:span></text:p>
      <text:p text:style-name="P23">• Run the xcalc directly in the background, so that the prompt of the issuing terminal is released. </text:p>
      <text:p text:style-name="P23"/>
      <text:p text:style-name="Standard">• What does kill −9 −1 do? </text:p>
      <text:p text:style-name="P18">• Open two terminals or terminal windows again and use write to send a message from one to the other. <text:s/></text:p>
      <text:p text:style-name="P24">• Issue the dmesg command. What does it tell? <text:tab/></text:p>
      <text:p text:style-name="Standard"><text:span text:style-name="T5">• How long does it take to execute ls in the current directory? </text:span></text:p>
      <text:p text:style-name="P24">• Based on process entries in /proc, owned by your UID, how would you work to find out which </text:p>
      <text:p text:style-name="P24">processes these actually represent? </text:p>
      <text:p text:style-name="P18">• How long has your system been running? </text:p>
      <text:p text:style-name="P18">• Which is your current TTY? </text:p>
      <text:p text:style-name="P24">• Name 3 processes that couldn't have had init as an initial parent. <text:tab/></text:p>
      <text:p text:style-name="P24">• Name 3 commands which use SUID mode. Explain why this is so. <text:tab/></text:p>
      <text:p text:style-name="P24"><text:span text:style-name="T5">• Name the commands that are generally causing the highest load on your system. </text:span></text:p>
      <text:p text:style-name="P18">4.6.2. Booting, init etc. </text:p>
      <text:p text:style-name="P25">• Can you reboot the system as a normal user?<text:tab/></text:p>
      <text:p text:style-name="P25">Why is that? </text:p>
      <text:p text:style-name="P23">• According to your current runlevel, name the steps that are taken during shutdown. </text:p>
      <text:p text:style-name="P23">• How do you change the system runlevel? Switch from 3 to 5 and vice versa. <text:tab/></text:p>
      <text:p text:style-name="P23">• Make a list of all the services and daemons that are started up when your system has booted.</text:p>
      <text:p text:style-name="P23">• Which kernel is currently load at startup? </text:p>
      <text:p text:style-name="P23">• Suppose you have to start some exotic server at boot time. Up until now, you logged in after booting </text:p>
      <text:p text:style-name="P23">the system and started this server manually using a script named deliver_pizza in your home </text:p>
      <text:p text:style-name="P23">directory. What do you have to do in order to have the service start up automatically in run level 4, </text:p>
      <text:p text:style-name="P23">which you defined for this purpose only? </text:p>
      <text:p text:style-name="P23"/>
      <text:p text:style-name="P23">4.6.3. Scheduling </text:p>
      <text:p text:style-name="P23">• Use sleep to create a reminder that your pasta is ready in ten minutes. </text:p>
      <text:p text:style-name="P23">• Create an at job that copies all files in your home directory to /var/tmp within half an hour. You </text:p>
      <text:p text:style-name="P23">may want to create a sub−directory in /var/tmp. </text:p>
      <text:p text:style-name="P23">• Make a cronjob that does this task every Monday to Friday during lunch. </text:p>
      <text:p text:style-name="P23">• Check that it works. </text:p>
      <text:p text:style-name="P23">• Make a mistake in the crontab entry, like issuing the nonexistent command coppy instead of cp. What </text:p>
      <text:p text:style-name="P23">happens upon execution of the task?</text:p>
      <text:p text:style-name="P23"/>
      <text:p text:style-name="P18"/>
      <text:p text:style-name="P26">5.5. Exercises </text:p>
      <text:p text:style-name="P27">These exercises give more examples on how to combine commands. The main goal is to try and use the Enter key as little as possible. </text:p>
      <text:p text:style-name="P27"><text:soft-page-break/>All exercises are done using a normal user ID, so as to generate some errors. While you're at it, don't forget to read those man pages! </text:p>
      <text:p text:style-name="P27">• Use the cut command on the output of a long directory listing in order to display only the file </text:p>
      <text:p text:style-name="P28">permissions. <text:tab/><text:tab/></text:p>
      <text:p text:style-name="P29">Then pipe this output to sort and uniq to filter out any double lines.<text:tab/></text:p>
      <text:p text:style-name="P29">Then use the wc to count the different permission types in this directory. </text:p>
      <text:p text:style-name="P29">• Put the output of date in a file. </text:p>
      <text:p text:style-name="P29">Append the output of ls to this file. Send this file to your local mailbox </text:p>
      <text:p text:style-name="P29">(don't specify anything &lt;@domain&gt;, just the user name will do). When using Bash, you will see a </text:p>
      <text:p text:style-name="P29">new mail notice upon success. </text:p>
      <text:p text:style-name="P29">• List the devices in /dev which are currently used by your UID. Pipe through less to view them </text:p>
      <text:p text:style-name="P29">properly. <text:tab/>???</text:p>
      <text:p text:style-name="P29">• Issue the following commands as a non−privileged user. Determine standard input, output and error </text:p>
      <text:p text:style-name="P29">for each command. </text:p>
      <text:p text:style-name="Standard">♦ cat nonexistentfile <text:tab/><text:tab/></text:p>
      <text:p text:style-name="P30">♦ file /sbin/ifconfig <text:tab/></text:p>
      <text:p text:style-name="P27">♦ grep root /etc/passwd /etc/nofiles &gt; grepresults </text:p>
      <text:p text:style-name="P27">♦ /etc/init.d/sshd start &gt; /var/tmp/output </text:p>
      <text:p text:style-name="P27">♦ /etc/init.d/crond start &gt; /var/tmp/output 2&gt;&amp;1 </text:p>
      <text:p text:style-name="P27">♦ Now check your results by issuing the commands again, now redirecting standardoutput to </text:p>
      <text:p text:style-name="P27">the file /var/tmp/output and standard error to the file /var/tmp/error. </text:p>
      <text:p text:style-name="P27"/>
      <text:p text:style-name="P27">• How many processes are you currently running? <text:tab/><text:tab/></text:p>
      <text:p text:style-name="P27">• How many invisible files are in your home directory? <text:s/></text:p>
      <text:p text:style-name="P27">• Use locate to find documentation about the kernel. </text:p>
      <text:p text:style-name="P27">• Find out which file contains the following entry: </text:p>
      <text:p text:style-name="P27">root:x:0:0:root:/root:/bin/bash </text:p>
      <text:p text:style-name="P27">And this one: </text:p>
      <text:p text:style-name="P27">system: </text:p>
      <text:p text:style-name="P27">root </text:p>
      <text:p text:style-name="P27">• See what happens upon issuing this command: </text:p>
      <text:p text:style-name="P27">&gt; time; date &gt;&gt; time; cat &lt; time </text:p>
      <text:p text:style-name="P27">• What command would you use to check which script in /etc/init.d starts a given process?</text:p>
      <text:p text:style-name="P27"/>
      <text:p text:style-name="P27"/>
      <text:p text:style-name="P31"/>
      <text:p text:style-name="P31"/>
      <text:p text:style-name="P31">7.7. Exercises </text:p>
      <text:p text:style-name="P32">7.7.1. Shell environment </text:p>
      <text:p text:style-name="P27">• Print out your environment settings.<text:tab/></text:p>
      <text:p text:style-name="P27">Which variable may be used to store the CPU type of your </text:p>
      <text:p text:style-name="P27">machine? </text:p>
      <text:p text:style-name="P27">• Make a script that can say something on the lines of "hello, world." Give it appropriate permissions so </text:p>
      <text:p text:style-name="P27">it can be run. Test your script. </text:p>
      <text:p text:style-name="P33">• Create a directory in your home directory and move the script to the new directory. Permanently add </text:p>
      <text:p text:style-name="P34"><text:span text:style-name="T6">this new directory to your search path. </text:span></text:p>
      <text:p text:style-name="P34"><text:span text:style-name="T6">Test that the script can be executed without giving a path to its actual location. </text:span></text:p>
      <text:p text:style-name="P32"/>
      <text:p text:style-name="P32"><text:soft-page-break/>• Create subdirectories in your home directory to store various files, for instance a directory music to </text:p>
      <text:p text:style-name="P32">keep audio files, a directory documents for your notes, and so on. And use them! <text:tab/></text:p>
      <text:p text:style-name="P32">• Create a personalized prompt. <text:tab/></text:p>
      <text:p text:style-name="P32">• Display limits on resource usage. Can you change them? <text:tab/></text:p>
      <text:p text:style-name="P32">• Try to read compressed man pages without decompressing them first. </text:p>
      <text:p text:style-name="P32">• Make an alias lll which actually executes ls −la. </text:p>
      <text:p text:style-name="P32">• Why does the command tail testfile &gt; testfile not work? <text:tab/></text:p>
      <text:p text:style-name="P32">• Mount a data CD, such as your Linux installation CD, and have a look around. Don't forget to </text:p>
      <text:p text:style-name="P32">unmount when you don't need it anymore. <text:tab/></text:p>
      <text:p text:style-name="P32">• The script from Section 7.2.5.2 is not perfect. It generates errors for files that are directories. Adapt </text:p>
      <text:p text:style-name="P32">the script so that it only selects plain files for copying. Use find to make the selection. Do not forget </text:p>
      <text:p text:style-name="P32">to make the script executable before you try to run it. </text:p>
      <text:p text:style-name="P32">7.7.2. Graphical environment </text:p>
      <text:p text:style-name="P32">• Try all the mouse buttons in different regions (terminal, background, task bar). <text:tab/><text:tab/></text:p>
      <text:p text:style-name="P32">• Explore the menus. <text:tab/><text:tab/></text:p>
      <text:p text:style-name="P32">• Customize your terminal window.<text:tab/><text:tab/></text:p>
      <text:p text:style-name="P32">• Use the mouse buttons to copy and paste text from one terminal to another. </text:p>
      <text:p text:style-name="P32">• Find out how to configure your window manager; try different workspaces (virtual screens). <text:tab/></text:p>
      <text:p text:style-name="P32">• Add an applet, such as a load monitor, to the task bar. <text:tab/></text:p>
      <text:p text:style-name="P32">• Apply a different theme. <text:tab/></text:p>
      <text:p text:style-name="P32">• Enable the so−called sloppy focus − this is when a window is activated by just moving the mouse </text:p>
      <text:p text:style-name="P32">over it, so that you do not need to click the window in order to be able to use it. </text:p>
      <text:p text:style-name="P32">• Switch to a different window manager. </text:p>
      <text:p text:style-name="P32">• Log out and select a different session type, like KDE if you were using Gnome before. Repeat the </text:p>
      <text:p text:style-name="P32">previous steps.</text:p>
      <text:p text:style-name="P3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8.5. Exercises </text:p>
      <text:p text:style-name="P35">Configuring and testing printers involves being in the possession of one, and having access to the root </text:p>
      <text:p text:style-name="P35">account. If so, you may try: </text:p>
      <text:p text:style-name="P35">• Installing the printer using the GUI on your system. </text:p>
      <text:p text:style-name="P35">• Printing a test page using the GUI. </text:p>
      <text:p text:style-name="P35">• Printing a test page using the lp command. </text:p>
      <text:p text:style-name="P35">• Print from within an application, for example Mozilla or OpenOffice, by choosing File−&gt;Print from </text:p>
      <text:p text:style-name="P35">the menu. </text:p>
      <text:p text:style-name="P35">• Disconnect the printer from the network or the local machine/print−server. What happens when you </text:p>
      <text:p text:style-name="P35">try to print something? </text:p>
      <text:p text:style-name="P35">Chapter 8. Printers and printing </text:p>
      <text:p text:style-name="P35"><text:soft-page-break/>141Introduction to Linux </text:p>
      <text:p text:style-name="P35">The following exercises can be done without printer or root access. </text:p>
      <text:p text:style-name="P35">• Try to make PostScript files from different source files, (e.g. HTML, PDF, man pages). Test the </text:p>
      <text:p text:style-name="P35">results with the gv viewer. </text:p>
      <text:p text:style-name="P35">• Check that the print daemon is running. </text:p>
      <text:p text:style-name="P35">• Print the files anyway. What happens? </text:p>
      <text:p text:style-name="P35">• Make a PostScript file using Mozilla. Test it with gv. </text:p>
      <text:p text:style-name="P35">• Convert it to PDF format. Test with xpdf. </text:p>
      <text:p text:style-name="P35">• How would you go about printing a GIF file from the command line? </text:p>
      <text:p text:style-name="P35">• Use a2ps to print the /etc/profile file to an output file. Test again with gv. What happens if you </text:p>
      <text:p text:style-name="P35">don't specify an output file?</text:p>
      <text:p text:style-name="P35"/>
      <text:p text:style-name="P36">9.5. Exercises </text:p>
      <text:p text:style-name="P35">• Make a backup copy of your home directory in /var/tmp using the tar command. Then further </text:p>
      <text:p text:style-name="P35">compress the file using gzip or bzip2. Make it a clean tarred file, one that doesn't make a mess when </text:p>
      <text:p text:style-name="P35">unpacking. </text:p>
      <text:p text:style-name="P35">• Format a floppy and put some files from your home directory on it. Switch floppies with another </text:p>
      <text:p text:style-name="P35">trainee and recover his/her floppy in your home directory. </text:p>
      <text:p text:style-name="P35">• DOS format the floppy. Use the mtools to put and delete files on it. </text:p>
      <text:p text:style-name="P35">• What happens to an unformatted floppy when you want to mount it into the file system? </text:p>
      <text:p text:style-name="P35">• If you have any USB storage, try to put a file on it. </text:p>
      <text:p text:style-name="P35">• Using rsync, make a copy of your home directory to another local or remote file system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10.6. Exercises </text:p>
      <text:p text:style-name="P35">10.6.1. General networking </text:p>
      <text:p text:style-name="P35">• Display network information for your workstation: IP address, routes, name servers. </text:p>
      <text:p text:style-name="P35">• Suppose no DNS is available. What would you do to reach your neighbour's machine without typing </text:p>
      <text:p text:style-name="P35">the IP address all the time? </text:p>
      <text:p text:style-name="P35">• How would you permanently store proxy information for a text mode browser such as links? </text:p>
      <text:p text:style-name="P35">• Which name servers handle the redhat.com domain? </text:p>
      <text:p text:style-name="P35">• Send an E−mail to your local account. Try two different ways to send and read it. How can you check </text:p>
      <text:p text:style-name="P35">that it really arrived? </text:p>
      <text:p text:style-name="P35">• Does your machine accept anonymous FTP connections? How do you use the ncftp program to </text:p>
      <text:p text:style-name="P35">authenticate with your user name and password? </text:p>
      <text:p text:style-name="P35"><text:soft-page-break/>• Does your machine run a web server? If not, make it do so. Check the log files! </text:p>
      <text:p text:style-name="P35">Chapter 10. Networking </text:p>
      <text:p text:style-name="P35">181Introduction to Linux </text:p>
      <text:p text:style-name="P35">10.6.2. Remote connections </text:p>
      <text:p text:style-name="P35">• From your local workstation, display a graphical application, such as xclock on your neighbour's </text:p>
      <text:p text:style-name="P35">screen. The necessary accounts will have to be set up. Use a secure connection! </text:p>
      <text:p text:style-name="P35">• Set up SSH keys so you can connect to your neighbour's machine without having to enter a password. </text:p>
      <text:p text:style-name="P35">• Make a backup copy of your home directory in /var/tmp on your neighbour's "backup server," </text:p>
      <text:p text:style-name="P35">using scp. Archive and compress before starting the data transfer! Connect to the remote host using </text:p>
      <text:p text:style-name="P35">ssh, unpack the backup, and put one file back on the original machine using sftp. </text:p>
      <text:p text:style-name="P35">10.6.3. Security </text:p>
      <text:p text:style-name="P35">• Make a list of open (listening) ports on your machine. </text:p>
      <text:p text:style-name="P35">• Supposing you want to run a web server. Which services would you deactivate? How would you do </text:p>
      <text:p text:style-name="P35">that? </text:p>
      <text:p text:style-name="P35">• Install available updates. </text:p>
      <text:p text:style-name="P35">• How can you see who connected to your system? </text:p>
      <text:p text:style-name="P35">• Make a repetitive job that reminds you to change your password every month, and preferably the root </text:p>
      <text:p text:style-name="P35">password as well.</text:p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greg </meta:initial-creator>
    <meta:creation-date>2013-05-21T15:15:19</meta:creation-date>
    <dc:date>2025-05-08T22:11:11.256771661</dc:date>
    <meta:editing-duration>PT12H57M8S</meta:editing-duration>
    <meta:editing-cycles>45</meta:editing-cycles>
    <meta:generator>LibreOffice/25.2.2.2$Linux_X86_64 LibreOffice_project/520$Build-2</meta:generator>
    <meta:document-statistic meta:table-count="0" meta:image-count="0" meta:object-count="0" meta:page-count="8" meta:paragraph-count="300" meta:word-count="2891" meta:character-count="16011" meta:non-whitespace-character-count="13038"/>
  </office:meta>
</office:document-meta>
</file>